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f8ac4" officeooo:paragraph-rsid="001f8ac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f8ac4" officeooo:paragraph-rsid="001f8ac4" style:font-weight-asian="normal" style:font-weight-complex="normal"/>
    </style:style>
    <style:style style:name="T1" style:family="text">
      <style:text-properties fo:font-size="20pt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s in Adhyayana</text:p>
      <text:p text:style-name="P1"/>
      <text:p text:style-name="P2">php artisan tinker</text:p>
      <text:p text:style-name="P2">Psy Shell v0.12.9 (PHP 8.4.10 — cli) by Justin Hileman</text:p>
      <text:p text:style-name="P2">&gt; DB::select('SHOW TABLES');</text:p>
      <text:p text:style-name="P2">= [</text:p>
      <text:p text:style-name="P2"><text:s text:c="4"/>{#5538</text:p>
      <text:p text:style-name="P2"><text:s text:c="6"/>+"Tables_in_adhyayana_v2": "admin_logs",</text:p>
      <text:p text:style-name="P2"><text:s text:c="4"/>},</text:p>
      <text:p text:style-name="P2"><text:s text:c="4"/>{#5536</text:p>
      <text:p text:style-name="P2"><text:s text:c="6"/>+"Tables_in_adhyayana_v2": "badges",</text:p>
      <text:p text:style-name="P2"><text:s text:c="4"/>},</text:p>
      <text:p text:style-name="P2"><text:s text:c="4"/>{#5535</text:p>
      <text:p text:style-name="P2"><text:s text:c="6"/>+"Tables_in_adhyayana_v2": "cache",</text:p>
      <text:p text:style-name="P2"><text:s text:c="4"/>},</text:p>
      <text:p text:style-name="P2"><text:s text:c="4"/>{#5534</text:p>
      <text:p text:style-name="P2"><text:s text:c="6"/>+"Tables_in_adhyayana_v2": "cache_locks",</text:p>
      <text:p text:style-name="P2"><text:s text:c="4"/>},</text:p>
      <text:p text:style-name="P2"><text:s text:c="4"/>{#5539</text:p>
      <text:p text:style-name="P2"><text:s text:c="6"/>+"Tables_in_adhyayana_v2": "cart_items",</text:p>
      <text:p text:style-name="P2"><text:s text:c="4"/>},</text:p>
      <text:p text:style-name="P2"><text:s text:c="4"/>{#5540</text:p>
      <text:p text:style-name="P2"><text:s text:c="6"/>+"Tables_in_adhyayana_v2": "carts",</text:p>
      <text:p text:style-name="P2"><text:s text:c="4"/>},</text:p>
      <text:p text:style-name="P2"><text:s text:c="4"/>{#5541</text:p>
      <text:p text:style-name="P2"><text:s text:c="6"/>+"Tables_in_adhyayana_v2": "categories",</text:p>
      <text:p text:style-name="P2"><text:s text:c="4"/>},</text:p>
      <text:p text:style-name="P2"><text:s text:c="4"/>{#5542</text:p>
      <text:p text:style-name="P2"><text:s text:c="6"/>+"Tables_in_adhyayana_v2": "certificates",</text:p>
      <text:p text:style-name="P2"><text:s text:c="4"/>},</text:p>
      <text:p text:style-name="P2"><text:s text:c="4"/>{#5543</text:p>
      <text:p text:style-name="P2"><text:s text:c="6"/>+"Tables_in_adhyayana_v2": "chapter_progress",</text:p>
      <text:p text:style-name="P2"><text:s text:c="4"/>},</text:p>
      <text:p text:style-name="P2"><text:s text:c="4"/>{#5544</text:p>
      <text:p text:style-name="P2"><text:s text:c="6"/>+"Tables_in_adhyayana_v2": "chapters",</text:p>
      <text:p text:style-name="P2"><text:s text:c="4"/>},</text:p>
      <text:p text:style-name="P2"><text:s text:c="4"/>{#5545</text:p>
      <text:p text:style-name="P2"><text:s text:c="6"/>+"Tables_in_adhyayana_v2": "coupon_usages",</text:p>
      <text:p text:style-name="P2"><text:s text:c="4"/>},</text:p>
      <text:p text:style-name="P2"><text:s text:c="4"/>{#5546</text:p>
      <text:p text:style-name="P2"><text:s text:c="6"/>+"Tables_in_adhyayana_v2": "coupons",</text:p>
      <text:p text:style-name="P2"><text:s text:c="4"/>},</text:p>
      <text:p text:style-name="P2"><text:s text:c="4"/>{#5547</text:p>
      <text:p text:style-name="P2"><text:s text:c="6"/>+"Tables_in_adhyayana_v2": "course_accesses",</text:p>
      <text:p text:style-name="P2"><text:soft-page-break/><text:s text:c="4"/>},</text:p>
      <text:p text:style-name="P2"><text:s text:c="4"/>{#5548</text:p>
      <text:p text:style-name="P2"><text:s text:c="6"/>+"Tables_in_adhyayana_v2": "course_tag",</text:p>
      <text:p text:style-name="P2"><text:s text:c="4"/>},</text:p>
      <text:p text:style-name="P2"><text:s text:c="4"/>{#5549</text:p>
      <text:p text:style-name="P2"><text:s text:c="6"/>+"Tables_in_adhyayana_v2": "courses",</text:p>
      <text:p text:style-name="P2"><text:s text:c="4"/>},</text:p>
      <text:p text:style-name="P2"><text:s text:c="4"/>{#5550</text:p>
      <text:p text:style-name="P2"><text:s text:c="6"/>+"Tables_in_adhyayana_v2": "enrollments",</text:p>
      <text:p text:style-name="P2"><text:s text:c="4"/>},</text:p>
      <text:p text:style-name="P2"><text:s text:c="4"/>{#5551</text:p>
      <text:p text:style-name="P2"><text:s text:c="6"/>+"Tables_in_adhyayana_v2": "failed_jobs",</text:p>
      <text:p text:style-name="P2"><text:s text:c="4"/>},</text:p>
      <text:p text:style-name="P2"><text:s text:c="4"/>{#5552</text:p>
      <text:p text:style-name="P2"><text:s text:c="6"/>+"Tables_in_adhyayana_v2": "job_batches",</text:p>
      <text:p text:style-name="P2"><text:s text:c="4"/>},</text:p>
      <text:p text:style-name="P2"><text:s text:c="4"/>{#5553</text:p>
      <text:p text:style-name="P2"><text:s text:c="6"/>+"Tables_in_adhyayana_v2": "jobs",</text:p>
      <text:p text:style-name="P2"><text:s text:c="4"/>},</text:p>
      <text:p text:style-name="P2"><text:s text:c="4"/>{#5554</text:p>
      <text:p text:style-name="P2"><text:s text:c="6"/>+"Tables_in_adhyayana_v2": "migrations",</text:p>
      <text:p text:style-name="P2"><text:s text:c="4"/>},</text:p>
      <text:p text:style-name="P2"><text:s text:c="4"/>{#5555</text:p>
      <text:p text:style-name="P2"><text:s text:c="6"/>+"Tables_in_adhyayana_v2": "notifications",</text:p>
      <text:p text:style-name="P2"><text:s text:c="4"/>},</text:p>
      <text:p text:style-name="P2"><text:s text:c="4"/>{#5556</text:p>
      <text:p text:style-name="P2"><text:s text:c="6"/>+"Tables_in_adhyayana_v2": "password_reset_tokens",</text:p>
      <text:p text:style-name="P2"><text:s text:c="4"/>},</text:p>
      <text:p text:style-name="P2"><text:s text:c="4"/>{#5557</text:p>
      <text:p text:style-name="P2"><text:s text:c="6"/>+"Tables_in_adhyayana_v2": "payments",</text:p>
      <text:p text:style-name="P2"><text:s text:c="4"/>},</text:p>
      <text:p text:style-name="P2"><text:s text:c="4"/>{#5558</text:p>
      <text:p text:style-name="P2"><text:s text:c="6"/>+"Tables_in_adhyayana_v2": "role_user",</text:p>
      <text:p text:style-name="P2"><text:s text:c="4"/>},</text:p>
      <text:p text:style-name="P2"><text:s text:c="4"/>{#5559</text:p>
      <text:p text:style-name="P2"><text:s text:c="6"/>+"Tables_in_adhyayana_v2": "roles",</text:p>
      <text:p text:style-name="P2"><text:s text:c="4"/>},</text:p>
      <text:p text:style-name="P2"><text:s text:c="4"/>{#5560</text:p>
      <text:p text:style-name="P2"><text:s text:c="6"/>+"Tables_in_adhyayana_v2": "sessions",</text:p>
      <text:p text:style-name="P2"><text:s text:c="4"/>},</text:p>
      <text:p text:style-name="P2"><text:s text:c="4"/>{#5561</text:p>
      <text:p text:style-name="P2"><text:s text:c="6"/>+"Tables_in_adhyayana_v2": "tags",</text:p>
      <text:p text:style-name="P2"><text:s text:c="4"/>},</text:p>
      <text:p text:style-name="P2"><text:s text:c="4"/>{#5562</text:p>
      <text:p text:style-name="P2"><text:s text:c="6"/>+"Tables_in_adhyayana_v2": "units",</text:p>
      <text:p text:style-name="P2"><text:soft-page-break/><text:s text:c="4"/>},</text:p>
      <text:p text:style-name="P2"><text:s text:c="4"/>{#5563</text:p>
      <text:p text:style-name="P2"><text:s text:c="6"/>+"Tables_in_adhyayana_v2": "user_badges",</text:p>
      <text:p text:style-name="P2"><text:s text:c="4"/>},</text:p>
      <text:p text:style-name="P2"><text:s text:c="4"/>{#5564</text:p>
      <text:p text:style-name="P2"><text:s text:c="6"/>+"Tables_in_adhyayana_v2": "users",</text:p>
      <text:p text:style-name="P2"><text:s text:c="4"/>},</text:p>
      <text:p text:style-name="P2"><text:s text:c="2"/>]</text:p>
      <text:p text:style-name="P2"/>
      <text:p text:style-name="P2">...skipping...</text:p>
      <text:p text:style-name="P2"><text:s text:c="4"/>{#5558</text:p>
      <text:p text:style-name="P2"><text:s text:c="6"/>+"Tables_in_adhyayana_v2": "role_user",</text:p>
      <text:p text:style-name="P2"><text:s text:c="4"/>},</text:p>
      <text:p text:style-name="P2"><text:s text:c="4"/>{#5559</text:p>
      <text:p text:style-name="P2"><text:s text:c="6"/>+"Tables_in_adhyayana_v2": "roles",</text:p>
      <text:p text:style-name="P2"><text:s text:c="4"/>},</text:p>
      <text:p text:style-name="P2"><text:s text:c="4"/>{#5560</text:p>
      <text:p text:style-name="P2"><text:s text:c="6"/>+"Tables_in_adhyayana_v2": "sessions",</text:p>
      <text:p text:style-name="P2"><text:s text:c="4"/>},</text:p>
      <text:p text:style-name="P2"><text:s text:c="4"/>{#5561</text:p>
      <text:p text:style-name="P2"><text:s text:c="6"/>+"Tables_in_adhyayana_v2": "tags",</text:p>
      <text:p text:style-name="P2"><text:s text:c="4"/>},</text:p>
      <text:p text:style-name="P2"><text:s text:c="4"/>{#5562</text:p>
      <text:p text:style-name="P2"><text:s text:c="6"/>+"Tables_in_adhyayana_v2": "units",</text:p>
      <text:p text:style-name="P2"><text:s text:c="4"/>},</text:p>
      <text:p text:style-name="P2"><text:s text:c="4"/>{#5563</text:p>
      <text:p text:style-name="P2"><text:s text:c="6"/>+"Tables_in_adhyayana_v2": "user_badges",</text:p>
      <text:p text:style-name="P2"><text:s text:c="4"/>},</text:p>
      <text:p text:style-name="P2"><text:s text:c="4"/>{#5564</text:p>
      <text:p text:style-name="P2"><text:s text:c="6"/>+"Tables_in_adhyayana_v2": "users",</text:p>
      <text:p text:style-name="P2"><text:s text:c="4"/>},</text:p>
      <text:p text:style-name="P2"><text:s text:c="2"/>]</text:p>
      <text:p text:style-name="P2"/>
      <text:p text:style-name="P2">(END)</text:p>
      <text:p text:style-name="P2"><text:s text:c="4"/>{#5558</text:p>
      <text:p text:style-name="P2"><text:s text:c="6"/>+"Tables_in_adhyayana_v2": "role_user",</text:p>
      <text:p text:style-name="P2"><text:s text:c="4"/>},</text:p>
      <text:p text:style-name="P2"><text:s text:c="4"/>{#5559</text:p>
      <text:p text:style-name="P2"><text:s text:c="6"/>+"Tables_in_adhyayana_v2": "roles",</text:p>
      <text:p text:style-name="P2"><text:s text:c="4"/>},</text:p>
      <text:p text:style-name="P2"><text:s text:c="4"/>{#5560</text:p>
      <text:p text:style-name="P2"><text:s text:c="6"/>+"Tables_in_adhyayana_v2": "sessions",</text:p>
      <text:p text:style-name="P2"><text:s text:c="4"/>},</text:p>
      <text:p text:style-name="P2"><text:s text:c="4"/>{#5561</text:p>
      <text:p text:style-name="P2"><text:s text:c="6"/>+"Tables_in_adhyayana_v2": "tags",</text:p>
      <text:p text:style-name="P2"><text:soft-page-break/><text:s text:c="4"/>},</text:p>
      <text:p text:style-name="P2"><text:s text:c="4"/>{#5562</text:p>
      <text:p text:style-name="P2"><text:s text:c="6"/>+"Tables_in_adhyayana_v2": "units",</text:p>
      <text:p text:style-name="P2"><text:s text:c="4"/>},</text:p>
      <text:p text:style-name="P2"><text:s text:c="4"/>{#5563</text:p>
      <text:p text:style-name="P2"><text:s text:c="6"/>+"Tables_in_adhyayana_v2": "user_badges",</text:p>
      <text:p text:style-name="P2"><text:s text:c="4"/>},</text:p>
      <text:p text:style-name="P2"><text:s text:c="4"/>{#5564</text:p>
      <text:p text:style-name="P2"><text:s text:c="6"/>+"Tables_in_adhyayana_v2": "users",</text:p>
      <text:p text:style-name="P2"><text:s text:c="4"/>},</text:p>
      <text:p text:style-name="P2"><text:s text:c="2"/>]</text:p>
      <text:p text:style-name="P2"/>
      <text:p text:style-name="P2"/>
      <text:p text:style-name="P2"/>
      <text:p text:style-name="P2">Running these : </text:p>
      <text:p text:style-name="P2">Schema::getColumnListing('users');</text:p>
      <text:p text:style-name="P2">Schema::getColumnListing('courses');</text:p>
      <text:p text:style-name="P2">Schema::getColumnListing('enrollments');</text:p>
      <text:p text:style-name="P2"/>
      <text:p text:style-name="P2">got me these: </text:p>
      <text:p text:style-name="P2"><text:span text:style-name="T1">users</text:span><text:line-break/>&gt; Schema::getColumnListing('users');</text:p>
      <text:p text:style-name="P2">= [</text:p>
      <text:p text:style-name="P2"><text:s text:c="4"/>"id",</text:p>
      <text:p text:style-name="P2"><text:s text:c="4"/>"name",</text:p>
      <text:p text:style-name="P2"><text:s text:c="4"/>"email",</text:p>
      <text:p text:style-name="P2"><text:s text:c="4"/>"email_verified_at",</text:p>
      <text:p text:style-name="P2"><text:s text:c="4"/>"password",</text:p>
      <text:p text:style-name="P2"><text:s text:c="4"/>"profile_photo_path",</text:p>
      <text:p text:style-name="P2"><text:s text:c="4"/>"remember_token",</text:p>
      <text:p text:style-name="P2"><text:s text:c="4"/>"created_at",</text:p>
      <text:p text:style-name="P2"><text:s text:c="4"/>"updated_at",</text:p>
      <text:p text:style-name="P2"><text:s text:c="2"/>]</text:p>
      <text:p text:style-name="P2"/>
      <text:p text:style-name="P2"/>
      <text:p text:style-name="P2"><text:span text:style-name="T1">Courses</text:span></text:p>
      <text:p text:style-name="P2">&gt; </text:p>
      <text:p text:style-name="P2">Schema::getColumnListing('courses');</text:p>
      <text:p text:style-name="P2">= [</text:p>
      <text:p text:style-name="P2"><text:s text:c="4"/>"id",</text:p>
      <text:p text:style-name="P2"><text:s text:c="4"/>"title",</text:p>
      <text:p text:style-name="P2"><text:s text:c="4"/>"slug",</text:p>
      <text:p text:style-name="P2"><text:s text:c="4"/>"description",</text:p>
      <text:p text:style-name="P2"><text:s text:c="4"/>"thumbnail_path",</text:p>
      <text:p text:style-name="P2"><text:soft-page-break/><text:s text:c="4"/>"price",</text:p>
      <text:p text:style-name="P2"><text:s text:c="4"/>"is_free",</text:p>
      <text:p text:style-name="P2"><text:s text:c="4"/>"category_id",</text:p>
      <text:p text:style-name="P2"><text:s text:c="4"/>"instructor_id",</text:p>
      <text:p text:style-name="P2"><text:s text:c="4"/>"created_by",</text:p>
      <text:p text:style-name="P2"><text:s text:c="4"/>"approved_by",</text:p>
      <text:p text:style-name="P2"><text:s text:c="4"/>"status",</text:p>
      <text:p text:style-name="P2"><text:s text:c="4"/>"created_at",</text:p>
      <text:p text:style-name="P2"><text:s text:c="4"/>"updated_at",</text:p>
      <text:p text:style-name="P2"><text:s text:c="2"/>]</text:p>
      <text:p text:style-name="P2"/>
      <text:p text:style-name="P2"><text:line-break/><text:span text:style-name="T1">Enrollments</text:span></text:p>
      <text:p text:style-name="P2">&gt; Schema::getColumnListing('enrollments');</text:p>
      <text:p text:style-name="P2">= [</text:p>
      <text:p text:style-name="P2"><text:s text:c="4"/>"id",</text:p>
      <text:p text:style-name="P2"><text:s text:c="4"/>"user_id",</text:p>
      <text:p text:style-name="P2"><text:s text:c="4"/>"course_id",</text:p>
      <text:p text:style-name="P2"><text:s text:c="4"/>"status",</text:p>
      <text:p text:style-name="P2"><text:s text:c="4"/>"enrolled_at",</text:p>
      <text:p text:style-name="P2"><text:s text:c="4"/>"completed_at",</text:p>
      <text:p text:style-name="P2"><text:s text:c="4"/>"created_at",</text:p>
      <text:p text:style-name="P2"><text:s text:c="4"/>"updated_at",</text:p>
      <text:p text:style-name="P2"><text:s text:c="2"/>]</text:p>
      <text:p text:style-name="P2"/>
      <text:p text:style-name="P2">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14:53:41.916827655</meta:creation-date>
    <dc:date>2025-07-09T15:04:58.219250071</dc:date>
    <meta:editing-duration>PT1M5S</meta:editing-duration>
    <meta:editing-cycles>1</meta:editing-cycles>
    <meta:document-statistic meta:table-count="0" meta:image-count="0" meta:object-count="0" meta:page-count="5" meta:paragraph-count="191" meta:word-count="260" meta:character-count="3605" meta:non-whitespace-character-count="2778"/>
    <meta:generator>LibreOffice/25.2.2.2$Linux_X86_64 LibreOffice_project/520$Build-2</meta:generator>
  </office:meta>
</office:document-meta>
</file>